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2.9cm" fo:wrap-option="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svg:stroke-color="#ff7b59" draw:fill-color="#ffdbb6" draw:textarea-horizontal-align="justify" draw:textarea-vertical-align="middle" draw:auto-grow-height="false" fo:min-height="2.45cm" fo:min-width="3.1cm" fo:wrap-option="wrap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316cm" fo:min-width="0.0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 fo:hyphenate="false" loext:hyphenation-no-caps="false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6cm" svg:height="0.4cm" svg:x="9.9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0.6cm" svg:height="0.4cm" svg:x="9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0.6cm" svg:height="0.4cm" svg:x="9.9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0.6cm" svg:height="0.4cm" svg:x="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0.6cm" svg:height="0.4cm" svg:x="9.9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3.4cm" svg:height="3.4cm" svg:x="1.3cm" svg:y="4.9cm">
          <text:p text:style-name="P1">Boarding pass scann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4cm" svg:height="3.4cm" svg:x="1.3cm" svg:y="8.8cm">
          <text:p text:style-name="P1">ID card scanner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4cm" svg:height="3.4cm" svg:x="1.3cm" svg:y="12.7cm">
          <text:p text:style-name="P1">Camera</text:p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4cm" svg:height="3.4cm" svg:x="1.3cm" svg:y="16.6cm">
          <text:p text:style-name="P1">Baggage sc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cm" svg:height="3.4cm" svg:x="1.2cm" svg:y="1.2cm">
          <text:p text:style-name="P1">Flight databas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44cm" svg:height="2.621cm" svg:x="18.856cm" svg:y="14.4cm">
          <draw:text-box>
            <text:p text:style-name="P2"><text:span text:style-name="T1">1. Flight info from FlightManifest</text:span></text:p>
            <text:p text:style-name="P2"><text:span text:style-name="T1">2. Flight and passengers personal info</text:span></text:p>
            <text:p text:style-name="P2"><text:span text:style-name="T1">3. Passengers personal info and image</text:span></text:p>
            <text:p text:style-name="P2"><text:span text:style-name="T1">4. Passengers face</text:span></text:p>
            <text:p text:style-name="P2"><text:span text:style-name="T1">5. Carry-on items</text:span></text:p>
          </draw:text-box>
        </draw:frame>
        <draw:connector draw:style-name="gr4" draw:text-style-name="P4" draw:layer="layout" draw:line-skew="-1.15cm" svg:x1="4.7cm" svg:y1="6.6cm" svg:x2="9.9cm" svg:y2="9cm" draw:start-shape="id1" draw:start-glue-point="1" draw:end-shape="id2" draw:end-glue-point="3" svg:d="M4700 6600h1450v2400h3750" svg:viewBox="0 0 5201 2401">
          <text:p/>
        </draw:connector>
        <draw:connector draw:style-name="gr4" draw:text-style-name="P4" draw:layer="layout" draw:line-skew="-0.3cm" svg:x1="4.6cm" svg:y1="2.9cm" svg:x2="9.8cm" svg:y2="5.55cm" draw:start-shape="id3" draw:start-glue-point="1" draw:end-shape="id4" draw:end-glue-point="3" svg:d="M4600 2900h2300v2650h2900" svg:viewBox="0 0 5201 2651">
          <text:p/>
        </draw:connector>
        <draw:connector draw:style-name="gr4" draw:text-style-name="P4" draw:layer="layout" draw:line-skew="-1.2cm" svg:x1="4.7cm" svg:y1="10.5cm" svg:x2="9.9cm" svg:y2="9.7cm" draw:start-shape="id5" draw:start-glue-point="1" draw:end-shape="id6" draw:end-glue-point="3" svg:d="M4700 10500h1400v-800h3800" svg:viewBox="0 0 5201 801">
          <text:p/>
        </draw:connector>
        <draw:connector draw:style-name="gr4" draw:text-style-name="P4" draw:layer="layout" draw:line-skew="-0.7cm" svg:x1="4.7cm" svg:y1="14.4cm" svg:x2="9.9cm" svg:y2="10.3cm" draw:start-shape="id7" draw:start-glue-point="1" draw:end-shape="id8" draw:end-glue-point="3" svg:d="M4700 14400h1900v-4100h3300" svg:viewBox="0 0 5201 4101">
          <text:p/>
        </draw:connector>
        <draw:custom-shape draw:style-name="gr5" draw:text-style-name="P5" xml:id="id12" draw:id="id12" draw:layer="layout" svg:width="3.6cm" svg:height="2.7cm" svg:x="9.8cm" svg:y="11.8cm">
          <text:p text:style-name="P1">Baggage validation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3.6cm" svg:height="2.7cm" svg:x="9.8cm" svg:y="4.2cm">
          <text:p text:style-name="P1">Flight validatio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cm" svg:height="2.7cm" svg:x="9.8cm" svg:y="8cm">
          <text:p text:style-name="P1">Passenger validation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3.6cm" svg:height="2.7cm" svg:x="16.5cm" svg:y="8.1cm">
          <text:p text:style-name="P1">Validation che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3.4cm" svg:x="24.2cm" svg:y="7.7cm">
          <text:p text:style-name="P1">Terminal scre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0.65cm" svg:x1="4.6cm" svg:y1="3.8cm" svg:x2="9.9cm" svg:y2="8.3cm" draw:start-shape="id9" draw:start-glue-point="1" draw:end-shape="id10" draw:end-glue-point="3" svg:d="M4600 3800h2000v4500h3300" svg:viewBox="0 0 5301 4501">
          <text:p/>
        </draw:connector>
        <draw:connector draw:style-name="gr4" draw:text-style-name="P4" draw:layer="layout" draw:line-skew="-0.15cm" svg:x1="4.7cm" svg:y1="18.3cm" svg:x2="9.8cm" svg:y2="13.15cm" draw:start-shape="id11" draw:start-glue-point="1" draw:end-shape="id12" draw:end-glue-point="3" svg:d="M4700 18300h2400v-5150h2700" svg:viewBox="0 0 5101 5151">
          <text:p/>
        </draw:connector>
        <draw:connector draw:style-name="gr4" draw:text-style-name="P4" draw:layer="layout" svg:x1="13.4cm" svg:y1="13.15cm" svg:x2="16.5cm" svg:y2="9.45cm" draw:start-shape="id12" draw:start-glue-point="1" draw:end-shape="id13" draw:end-glue-point="3" svg:d="M13400 13150h1550v-3700h1550" svg:viewBox="0 0 3101 3701">
          <text:p/>
        </draw:connector>
        <draw:connector draw:style-name="gr4" draw:text-style-name="P4" draw:layer="layout" svg:x1="13.4cm" svg:y1="5.55cm" svg:x2="16.5cm" svg:y2="9.45cm" draw:start-shape="id4" draw:start-glue-point="1" draw:end-shape="id13" draw:end-glue-point="3" svg:d="M13400 5550h1550v3900h1550" svg:viewBox="0 0 3101 3901">
          <text:p/>
        </draw:connector>
        <draw:line draw:style-name="gr6" draw:text-style-name="P4" draw:layer="layout" svg:x1="13.3cm" svg:y1="9.5cm" svg:x2="16.5cm" svg:y2="9.5cm">
          <text:p/>
        </draw:line>
        <draw:line draw:style-name="gr6" draw:text-style-name="P4" draw:layer="layout" svg:x1="20.1cm" svg:y1="9.5cm" svg:x2="24.3cm" svg:y2="9.5cm">
          <text:p/>
        </draw:line>
        <draw:custom-shape draw:style-name="gr7" draw:text-style-name="P6" draw:layer="layout" svg:width="0.8cm" svg:height="0.8cm" svg:x="6.3cm" svg:y="4.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6.4cm" svg:y="8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8cm" svg:height="0.8cm" svg:x="7.1cm" svg:y="9.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8cm" svg:height="0.8cm" svg:x="7.9cm" svg:y="9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8cm" svg:height="0.8cm" svg:x="7.4cm" svg:y="12.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3-31T13:31:49.333723840</meta:creation-date>
    <dc:date>2023-03-31T14:19:26.052728848</dc:date>
    <meta:editing-duration>PT3M19S</meta:editing-duration>
    <meta:editing-cycles>2</meta:editing-cycles>
    <meta:generator>LibreOffice/6.4.2.2$MacOSX_X86_64 LibreOffice_project/4e471d8c02c9c90f512f7f9ead8875b57fcb1ec3</meta:generator>
    <meta:document-statistic meta:object-count="31"/>
  </office:meta>
</office:document-meta>
</file>